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op 6 essential SVA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overl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</text:p>
                <text:list>
                  <text:list-item>
                    <text:p>TODO Add code for concurrent</text:p>
                    <text:p/>
                  </text:list-item>
                </text:list>
              </text:list-item>
              <text:list-item>
                <text:p>Mutliple cycles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ycles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 for non-overlapping made from overlapping and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goto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code for throughout as assume</text:p>
                    <text:list>
                      <text:list-item>
                        <text:p>No pipelining</text:p>
                      </text:list-item>
                    </text:list>
                  </text:list-item>
                  <text:list-item>
                    <text:p>TODO Add code for throughout as assert</text:p>
                    <text:list>
                      <text:list-item>
                        <text:p>No ready during first 5 cycles of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notes about 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ce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. sequence.trigg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long sequences</text:p>
                <text:list>
                  <text:list-item>
                    <text:p>Functions calling functions → sequences composed of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smaller properties instead of one big property</text:p>
                <text:list>
                  <text:list-item>
                    <text:p>Easier to write/read</text:p>
                  </text:list-item>
                  <text:list-item>
                    <text:p>Easier to debug</text:p>
                  </text:list-item>
                  <text:list-item>
                    <text:p>More difficult to reason about (all requirement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that properties work as expected</text:p>
                <text:list>
                  <text:list-item>
                    <text:p>SVUnit</text:p>
                  </text:list-item>
                  <text:list-item>
                    <text:p>Dream: test using SymbiYo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cause, not just effect</text:p>
                <text:list>
                  <text:list-item>
                    <text:p>TODO Add code for implication in both dir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48:46.576643819</meta:creation-date>
    <dc:date>2020-04-04T17:21:42.833646271</dc:date>
    <meta:editing-duration>PT31M56S</meta:editing-duration>
    <meta:editing-cycles>32</meta:editing-cycles>
    <meta:generator>LibreOffice/5.1.6.2$Linux_X86_64 LibreOffice_project/10m0$Build-2</meta:generator>
    <meta:document-statistic meta:object-count="121"/>
  </office:meta>
</office:document-meta>
</file>